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89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2.5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 style:data-style-name="N0"/>
    <style:style style:name="ce5" style:family="table-cell" style:parent-style-name="Default" style:data-style-name="N4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ff00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 style:data-style-name="N4"/>
    <style:style style:name="ce12" style:family="table-cell" style:parent-style-name="Default" style:data-style-name="N4">
      <style:text-properties fo:font-weight="bold" style:font-weight-asian="bold" style:font-weight-complex="bold"/>
    </style:style>
    <style:style style:name="ce13" style:family="table-cell" style:parent-style-name="Default" style:data-style-name="N0"/>
    <style:style style:name="ce14" style:family="table-cell" style:parent-style-name="Default" style:data-style-name="N0">
      <style:table-cell-properties fo:background-color="#ffff00"/>
    </style:style>
    <style:style style:name="ce1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quer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11"/>
        <table:table-column table:style-name="co1" table:default-cell-style-name="Default"/>
        <table:table-row table:style-name="ro1">
          <table:table-cell table:number-columns-repeated="4"/>
          <table:table-cell table:style-name="Default"/>
          <table:table-cell office:value-type="string" calcext:value-type="string">
            <text:p>enbridge</text:p>
          </table:table-cell>
        </table:table-row>
        <table:table-row table:style-name="ro1">
          <table:table-cell/>
          <table:table-cell office:value-type="string" calcext:value-type="string">
            <text:p>financialStatementsDataListReference</text:p>
          </table:table-cell>
          <table:table-cell table:number-columns-repeated="2"/>
          <table:table-cell office:value-type="string" calcext:value-type="string">
            <text:p>Million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/>
          <table:table-cell office:value-type="string" calcext:value-type="string">
            <text:p>daysInOneYear</text:p>
          </table:table-cell>
          <table:table-cell table:number-columns-repeated="2"/>
          <table:table-cell office:value-type="float" office:value="365" calcext:value-type="float">
            <text:p>365.00</text:p>
          </table:table-cell>
          <table:table-cell table:style-name="ce13" table:formula="of:=[.E3]" office:value-type="float" office:value="365" calcext:value-type="float">
            <text:p>365</text:p>
          </table:table-cell>
        </table:table-row>
        <table:table-row table:style-name="ro1">
          <table:table-cell/>
          <table:table-cell office:value-type="string" calcext:value-type="string">
            <text:p>totalAssets</text:p>
          </table:table-cell>
          <table:table-cell table:number-columns-repeated="2"/>
          <table:table-cell office:value-type="float" office:value="104218" calcext:value-type="float">
            <text:p>104,218.00</text:p>
          </table:table-cell>
          <table:table-cell table:style-name="ce13" table:formula="of:=[.E4]" office:value-type="float" office:value="104218" calcext:value-type="float">
            <text:p>104218</text:p>
          </table:table-cell>
        </table:table-row>
        <table:table-row table:style-name="ro1">
          <table:table-cell/>
          <table:table-cell office:value-type="string" calcext:value-type="string">
            <text:p>totalCurrentAssets</text:p>
          </table:table-cell>
          <table:table-cell table:number-columns-repeated="2"/>
          <table:table-cell office:value-type="float" office:value="7423" calcext:value-type="float">
            <text:p>7,423.00</text:p>
          </table:table-cell>
          <table:table-cell table:style-name="ce13" table:formula="of:=[.E5]" office:value-type="float" office:value="7423" calcext:value-type="float">
            <text:p>7423</text:p>
          </table:table-cell>
        </table:table-row>
        <table:table-row table:style-name="ro1">
          <table:table-cell/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673" calcext:value-type="float">
            <text:p>673.00</text:p>
          </table:table-cell>
          <table:table-cell table:style-name="ce13" table:formula="of:=[.E6]" office:value-type="float" office:value="673" calcext:value-type="float">
            <text:p>673</text:p>
          </table:table-cell>
        </table:table-row>
        <table:table-row table:style-name="ro1">
          <table:table-cell/>
          <table:table-cell office:value-type="string" calcext:value-type="string">
            <text:p>inventory</text:p>
          </table:table-cell>
          <table:table-cell table:number-columns-repeated="2"/>
          <table:table-cell office:value-type="float" office:value="724" calcext:value-type="float">
            <text:p>724.00</text:p>
          </table:table-cell>
          <table:table-cell table:style-name="ce13" table:formula="of:=[.E7]" office:value-type="float" office:value="724" calcext:value-type="float">
            <text:p>724</text:p>
          </table:table-cell>
        </table:table-row>
        <table:table-row table:style-name="ro1">
          <table:table-cell/>
          <table:table-cell office:value-type="string" calcext:value-type="string">
            <text:p>shortermInvestment</text:p>
          </table:table-cell>
          <table:table-cell table:number-columns-repeated="2"/>
          <table:table-cell office:value-type="float" office:value="0" calcext:value-type="float">
            <text:p>0.00</text:p>
          </table:table-cell>
          <table:table-cell table:style-name="ce13" table:formula="of:=[.E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ccountsReceivable</text:p>
          </table:table-cell>
          <table:table-cell table:number-columns-repeated="2"/>
          <table:table-cell office:value-type="float" office:value="3092" calcext:value-type="float">
            <text:p>3,092.00</text:p>
          </table:table-cell>
          <table:table-cell table:style-name="ce13" table:formula="of:=[.E9]" office:value-type="float" office:value="3092" calcext:value-type="float">
            <text:p>3092</text:p>
          </table:table-cell>
        </table:table-row>
        <table:table-row table:style-name="ro1">
          <table:table-cell/>
          <table:table-cell office:value-type="string" calcext:value-type="string">
            <text:p>totalLiabilities</text:p>
          </table:table-cell>
          <table:table-cell table:number-columns-repeated="2"/>
          <table:table-cell office:value-type="float" office:value="70822" calcext:value-type="float">
            <text:p>70,822.00</text:p>
          </table:table-cell>
          <table:table-cell table:style-name="ce14" table:formula="of:=[.F4]-[.F12]" office:value-type="float" office:value="70822" calcext:value-type="float">
            <text:p>70822</text:p>
          </table:table-cell>
        </table:table-row>
        <table:table-row table:style-name="ro1">
          <table:table-cell/>
          <table:table-cell office:value-type="string" calcext:value-type="string">
            <text:p>totalCurrentLiabilities</text:p>
          </table:table-cell>
          <table:table-cell table:number-columns-repeated="2"/>
          <table:table-cell office:value-type="float" office:value="13041" calcext:value-type="float">
            <text:p>13,041.00</text:p>
          </table:table-cell>
          <table:table-cell table:style-name="ce13" table:formula="of:=[.E11]" office:value-type="float" office:value="13041" calcext:value-type="float">
            <text:p>13041</text:p>
          </table:table-cell>
        </table:table-row>
        <table:table-row table:style-name="ro1">
          <table:table-cell/>
          <table:table-cell office:value-type="string" calcext:value-type="string">
            <text:p>totalEquity</text:p>
          </table:table-cell>
          <table:table-cell table:number-columns-repeated="2"/>
          <table:table-cell office:value-type="float" office:value="33396" calcext:value-type="float">
            <text:p>33,396.00</text:p>
          </table:table-cell>
          <table:table-cell table:style-name="ce13" table:formula="of:=[.E12]" office:value-type="float" office:value="33396" calcext:value-type="float">
            <text:p>33396</text:p>
          </table:table-cell>
        </table:table-row>
        <table:table-row table:style-name="ro1">
          <table:table-cell/>
          <table:table-cell office:value-type="string" calcext:value-type="string">
            <text:p>netSales</text:p>
          </table:table-cell>
          <table:table-cell table:number-columns-repeated="2"/>
          <table:table-cell office:value-type="float" office:value="13387" calcext:value-type="float">
            <text:p>13,387.00</text:p>
          </table:table-cell>
          <table:table-cell table:style-name="ce13" table:formula="of:=[.E13]" office:value-type="float" office:value="13387" calcext:value-type="float">
            <text:p>13387</text:p>
          </table:table-cell>
        </table:table-row>
        <table:table-row table:style-name="ro1">
          <table:table-cell/>
          <table:table-cell office:value-type="string" calcext:value-type="string">
            <text:p>weightedAverageNumberOfCommonShares</text:p>
          </table:table-cell>
          <table:table-cell table:number-columns-repeated="2"/>
          <table:table-cell office:value-type="float" office:value="973" calcext:value-type="float">
            <text:p>973.00</text:p>
          </table:table-cell>
          <table:table-cell table:style-name="ce13" table:formula="of:=[.E14]" office:value-type="float" office:value="973" calcext:value-type="float">
            <text:p>973</text:p>
          </table:table-cell>
        </table:table-row>
        <table:table-row table:style-name="ro1">
          <table:table-cell/>
          <table:table-cell office:value-type="string" calcext:value-type="string">
            <text:p>preferredDividends</text:p>
          </table:table-cell>
          <table:table-cell table:number-columns-repeated="2"/>
          <table:table-cell office:value-type="float" office:value="133" calcext:value-type="float">
            <text:p>133.00</text:p>
          </table:table-cell>
          <table:table-cell table:style-name="ce13" table:formula="of:=[.E15]" office:value-type="float" office:value="133" calcext:value-type="float">
            <text:p>133</text:p>
          </table:table-cell>
        </table:table-row>
        <table:table-row table:style-name="ro1">
          <table:table-cell/>
          <table:table-cell office:value-type="string" calcext:value-type="string">
            <text:p>costOfGoodsSold</text:p>
          </table:table-cell>
          <table:table-cell table:number-columns-repeated="2"/>
          <table:table-cell office:value-type="float" office:value="4098" calcext:value-type="float">
            <text:p>4,098.00</text:p>
          </table:table-cell>
          <table:table-cell table:style-name="ce13" table:formula="of:=[.E16]" office:value-type="float" office:value="4098" calcext:value-type="float">
            <text:p>4098</text:p>
          </table:table-cell>
        </table:table-row>
        <table:table-row table:style-name="ro1">
          <table:table-cell/>
          <table:table-cell office:value-type="string" calcext:value-type="string">
            <text:p>interestExpense</text:p>
          </table:table-cell>
          <table:table-cell table:number-columns-repeated="2"/>
          <table:table-cell office:value-type="float" office:value="2360" calcext:value-type="float">
            <text:p>2,360.00</text:p>
          </table:table-cell>
          <table:table-cell table:style-name="ce13" table:formula="of:=[.E17]" office:value-type="float" office:value="2360" calcext:value-type="float">
            <text:p>2360</text:p>
          </table:table-cell>
        </table:table-row>
        <table:table-row table:style-name="ro1">
          <table:table-cell/>
          <table:table-cell office:value-type="string" calcext:value-type="string">
            <text:p>incomeTaxExpense</text:p>
          </table:table-cell>
          <table:table-cell table:number-columns-repeated="2"/>
          <table:table-cell office:value-type="float" office:value="305" calcext:value-type="float">
            <text:p>305.00</text:p>
          </table:table-cell>
          <table:table-cell table:style-name="ce13" table:formula="of:=[.E18]" office:value-type="float" office:value="305" calcext:value-type="float">
            <text:p>305</text:p>
          </table:table-cell>
        </table:table-row>
        <table:table-row table:style-name="ro1">
          <table:table-cell/>
          <table:table-cell office:value-type="string" calcext:value-type="string">
            <text:p>profit</text:p>
          </table:table-cell>
          <table:table-cell table:number-columns-repeated="2"/>
          <table:table-cell office:value-type="float" office:value="1955" calcext:value-type="float">
            <text:p>1,955.00</text:p>
          </table:table-cell>
          <table:table-cell table:style-name="ce13" table:formula="of:=[.E19]" office:value-type="float" office:value="1955" calcext:value-type="float">
            <text:p>1955</text:p>
          </table:table-cell>
        </table:table-row>
        <table:table-row table:style-name="ro1">
          <table:table-cell/>
          <table:table-cell office:value-type="string" calcext:value-type="string">
            <text:p>marketPricePerShare</text:p>
          </table:table-cell>
          <table:table-cell table:number-columns-repeated="2"/>
          <table:table-cell table:style-name="ce12" office:value-type="float" office:value="73.87" calcext:value-type="float">
            <text:p>73.87</text:p>
          </table:table-cell>
          <table:table-cell table:style-name="ce13" table:formula="of:=[.E20]" office:value-type="float" office:value="73.87" calcext:value-type="float">
            <text:p>73.87</text:p>
          </table:table-cell>
        </table:table-row>
        <table:table-row table:style-name="ro1">
          <table:table-cell/>
          <table:table-cell office:value-type="string" calcext:value-type="string">
            <text:p>cashDividends</text:p>
          </table:table-cell>
          <table:table-cell table:number-columns-repeated="2"/>
          <table:table-cell office:value-type="float" office:value="3409" calcext:value-type="float">
            <text:p>3,409.00</text:p>
          </table:table-cell>
          <table:table-cell table:style-name="ce13" table:formula="of:=[.E21]" office:value-type="float" office:value="3409" calcext:value-type="float">
            <text:p>3409</text:p>
          </table:table-cell>
        </table:table-row>
        <table:table-row table:style-name="ro1">
          <table:table-cell/>
          <table:table-cell office:value-type="string" calcext:value-type="string">
            <text:p>inventoryPreviousYear</text:p>
          </table:table-cell>
          <table:table-cell table:number-columns-repeated="2"/>
          <table:table-cell office:value-type="float" office:value="629" calcext:value-type="float">
            <text:p>629.00</text:p>
          </table:table-cell>
          <table:table-cell table:style-name="ce13" table:formula="of:=[.E22]" office:value-type="float" office:value="629" calcext:value-type="float">
            <text:p>629</text:p>
          </table:table-cell>
        </table:table-row>
        <table:table-row table:style-name="ro1">
          <table:table-cell/>
          <table:table-cell office:value-type="string" calcext:value-type="string">
            <text:p>totalEquityPreviousYear</text:p>
          </table:table-cell>
          <table:table-cell table:number-columns-repeated="2"/>
          <table:table-cell office:value-type="float" office:value="33080" calcext:value-type="float">
            <text:p>33,080.00</text:p>
          </table:table-cell>
          <table:table-cell table:style-name="ce13" table:formula="of:=[.E23]" office:value-type="float" office:value="33080" calcext:value-type="float">
            <text:p>33080</text:p>
          </table:table-cell>
        </table:table-row>
        <table:table-row table:style-name="ro1">
          <table:table-cell/>
          <table:table-cell office:value-type="string" calcext:value-type="string">
            <text:p>totalAssetsPreviousYear</text:p>
          </table:table-cell>
          <table:table-cell table:number-columns-repeated="2"/>
          <table:table-cell office:value-type="float" office:value="100300" calcext:value-type="float">
            <text:p>100,300.00</text:p>
          </table:table-cell>
          <table:table-cell table:style-name="ce13" table:formula="of:=[.E24]" office:value-type="float" office:value="100300" calcext:value-type="float">
            <text:p>100300</text:p>
          </table:table-cell>
        </table:table-row>
        <table:table-row table:style-name="ro1">
          <table:table-cell/>
          <table:table-cell office:value-type="string" calcext:value-type="string">
            <text:p>accountsReceivablePreviousYear</text:p>
          </table:table-cell>
          <table:table-cell table:number-columns-repeated="2"/>
          <table:table-cell office:value-type="float" office:value="2162" calcext:value-type="float">
            <text:p>2,162.00</text:p>
          </table:table-cell>
          <table:table-cell table:style-name="ce13" table:formula="of:=[.E25]" office:value-type="float" office:value="2162" calcext:value-type="float">
            <text:p>2162</text:p>
          </table:table-cell>
        </table:table-row>
        <table:table-row table:style-name="ro1">
          <table:table-cell/>
          <table:table-cell office:value-type="string" calcext:value-type="string">
            <text:p>Company</text:p>
          </table:table-cell>
          <table:table-cell office:value-type="string" calcext:value-type="string" table:number-columns-spanned="2" table:number-rows-spanned="1">
            <text:p>TC Energy</text:p>
          </table:table-cell>
          <table:covered-table-cell/>
          <table:table-cell table:number-columns-repeated="2"/>
        </table:table-row>
        <table:table-row table:style-name="ro1" table:number-rows-repeated="1048549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metrics" table:style-name="ta1"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5" table:formula="of:=[$query.C26]" office:value-type="string" office:string-value="TC Energy" calcext:value-type="string">
            <text:p>TC Energy</text:p>
          </table:table-cell>
          <table:table-cell table:style-name="ce15" office:value-type="string" calcext:value-type="string">
            <text:p>Values</text:p>
          </table:table-cell>
          <table:table-cell table:style-name="ce15" office:value-type="string" calcext:value-type="string">
            <text:p>Desire Output</text:p>
          </table:table-cell>
          <table:table-cell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averageGross Receivable</text:p>
          </table:table-cell>
          <table:table-cell table:formula="of:=(SUM([$query.F9];[$query.F25]))/2" office:value-type="float" office:value="2627" calcext:value-type="float">
            <text:p>26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Inventory</text:p>
          </table:table-cell>
          <table:table-cell table:formula="of:=(SUM([$query.F7];[$query.F22]))/2" office:value-type="float" office:value="676.5" calcext:value-type="float">
            <text:p>676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ssProfit</text:p>
          </table:table-cell>
          <table:table-cell table:formula="of:=[$query.F13]-[$query.F16]" office:value-type="float" office:value="9289" calcext:value-type="float">
            <text:p>9289</text:p>
          </table:table-cell>
          <table:table-cell office:value-type="float" office:value="9289" calcext:value-type="float">
            <text:p>9289</text:p>
          </table:table-cell>
          <table:table-cell/>
        </table:table-row>
        <table:table-row table:style-name="ro1">
          <table:table-cell office:value-type="string" calcext:value-type="string">
            <text:p>averageAssets</text:p>
          </table:table-cell>
          <table:table-cell table:formula="of:=([$query.F4]+[$query.F24])/2" office:value-type="float" office:value="102259" calcext:value-type="float">
            <text:p>102259</text:p>
          </table:table-cell>
          <table:table-cell office:value-type="string" calcext:value-type="string">
            <text:p>COGS</text:p>
          </table:table-cell>
          <table:table-cell table:formula="of:=[.C7]-[$query.E13]" office:value-type="float" office:value="-4098" calcext:value-type="float">
            <text:p>-4098</text:p>
          </table:table-cell>
        </table:table-row>
        <table:table-row table:style-name="ro1">
          <table:table-cell office:value-type="string" calcext:value-type="string">
            <text:p>averageEquity</text:p>
          </table:table-cell>
          <table:table-cell table:formula="of:=AVERAGE([$query.F12];[$query.F23])" office:value-type="float" office:value="33238" calcext:value-type="float">
            <text:p>33238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Profitability Rati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ssProfitMargin</text:p>
          </table:table-cell>
          <table:table-cell table:formula="of:=[.B7]/[$query.F13]" office:value-type="float" office:value="0.693882124449092" calcext:value-type="float">
            <text:p>0.693882124449092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office:value-type="string" calcext:value-type="string">
            <text:p>profitMargin</text:p>
          </table:table-cell>
          <table:table-cell table:formula="of:=[$query.F19]/[$query.F13]" office:value-type="float" office:value="0.146037200268918" calcext:value-type="float">
            <text:p>0.146037200268918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office:value-type="string" calcext:value-type="string">
            <text:p>assetTurnOver</text:p>
          </table:table-cell>
          <table:table-cell table:formula="of:=[$query.F13]/[.B8]" office:value-type="float" office:value="0.130912682502274" calcext:value-type="float">
            <text:p>0.130912682502274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office:value-type="string" calcext:value-type="string">
            <text:p>returnOnAssets</text:p>
          </table:table-cell>
          <table:table-cell table:formula="of:=[$query.F19]/[.B8]" office:value-type="float" office:value="0.0191181216323258" calcext:value-type="float">
            <text:p>0.0191181216323258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office:value-type="string" calcext:value-type="string">
            <text:p>returnOnEquity</text:p>
          </table:table-cell>
          <table:table-cell table:formula="of:=[$query.F19]/[.B9]" office:value-type="float" office:value="0.0588182201095132" calcext:value-type="float">
            <text:p>0.0588182201095132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office:value-type="string" calcext:value-type="string">
            <text:p>earningsPerShare</text:p>
          </table:table-cell>
          <table:table-cell table:formula="of:=([$query.F19]-[$query.F15])/[$query.F14]" office:value-type="float" office:value="1.87255909558068" calcext:value-type="float">
            <text:p>1.87255909558068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office:value-type="string" calcext:value-type="string">
            <text:p>priceEarnings</text:p>
          </table:table-cell>
          <table:table-cell table:formula="of:=[$query.F20]/[.B20]" office:value-type="float" office:value="39.4486882546652" calcext:value-type="float">
            <text:p>39.4486882546652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office:value-type="string" calcext:value-type="string">
            <text:p>payOutRatio</text:p>
          </table:table-cell>
          <table:table-cell table:formula="of:=[$query.F21]/[$query.F19]" office:value-type="float" office:value="1.74373401534527" calcext:value-type="float">
            <text:p>1.74373401534527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iquidity Rati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rrent Ratio</text:p>
          </table:table-cell>
          <table:table-cell table:formula="of:=[$query.F5]/[$query.F11]" office:value-type="float" office:value="0.569204815581627" calcext:value-type="float">
            <text:p>0.569204815581627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office:value-type="string" calcext:value-type="string">
            <text:p>Acid-Test</text:p>
          </table:table-cell>
          <table:table-cell table:formula="of:=([$query.F6]+[$query.F9]+[$query.F8])/[$query.F11]" office:value-type="float" office:value="0.288704853922245" calcext:value-type="float">
            <text:p>0.288704853922245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office:value-type="string" calcext:value-type="string">
            <text:p>Receivable Turnover</text:p>
          </table:table-cell>
          <table:table-cell table:formula="of:=[$query.F13]/[.B5]" office:value-type="float" office:value="5.09592691282832" calcext:value-type="float">
            <text:p>5.09592691282832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office:value-type="string" calcext:value-type="string">
            <text:p>Collection Period</text:p>
          </table:table-cell>
          <table:table-cell table:formula="of:=[$query.F3]/[.B27]" office:value-type="float" office:value="71.6258310301038" calcext:value-type="float">
            <text:p>71.6258310301038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Inventory Turnover</text:p>
          </table:table-cell>
          <table:table-cell table:formula="of:=[$query.F16]/[.B6]" office:value-type="float" office:value="6.05764966740577" calcext:value-type="float">
            <text:p>6.05764966740577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office:value-type="string" calcext:value-type="string">
            <text:p>Days Sales in Inventory</text:p>
          </table:table-cell>
          <table:table-cell table:formula="of:=[$query.F3]/[.B29]" office:value-type="float" office:value="60.25439238653" calcext:value-type="float">
            <text:p>60.25439238653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olvency Rati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btToAssets</text:p>
          </table:table-cell>
          <table:table-cell table:formula="of:=[$query.F10]/[$query.F4]*100" office:value-type="float" office:value="67.9556314648141" calcext:value-type="float">
            <text:p>67.9556314648141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interetsCoverage</text:p>
          </table:table-cell>
          <table:table-cell table:formula="of:=([$query.F19]+[$query.F17]+[$query.F18])/[$query.F17]" office:value-type="float" office:value="1.95762711864407" calcext:value-type="float">
            <text:p>1.95762711864407</text:p>
          </table:table-cell>
          <table:table-cell office:value-type="string" calcext:value-type="string">
            <text:p>High</text:p>
          </table:table-cell>
          <table:table-cell/>
        </table:table-row>
      </table:table>
      <table:table table:name="comparison" table:style-name="ta1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ce15" office:value-type="string" calcext:value-type="string">
            <text:p>Desire Output</text:p>
          </table:table-cell>
          <table:table-cell table:style-name="ce15" office:value-type="string" calcext:value-type="string">
            <text:p>Values</text:p>
          </table:table-cell>
          <table:table-cell table:number-columns-repeated="3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averageGross Receivable</text:p>
          </table:table-cell>
          <table:table-cell/>
          <table:table-cell office:value-type="float" office:value="6060" calcext:value-type="float">
            <text:p>60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erageInventory</text:p>
          </table:table-cell>
          <table:table-cell/>
          <table:table-cell office:value-type="float" office:value="1603" calcext:value-type="float">
            <text:p>16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ssProfit</text:p>
          </table:table-cell>
          <table:table-cell/>
          <table:table-cell office:value-type="float" office:value="7805" calcext:value-type="float">
            <text:p>78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erageAssets</text:p>
          </table:table-cell>
          <table:table-cell/>
          <table:table-cell office:value-type="float" office:value="164570" calcext:value-type="float">
            <text:p>1645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erageEquity</text:p>
          </table:table-cell>
          <table:table-cell/>
          <table:table-cell office:value-type="float" office:value="63865.5" calcext:value-type="float">
            <text:p>63865.5</text:p>
          </table:table-cell>
          <table:table-cell table:number-columns-repeated="3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Companies</text:p>
          </table:table-cell>
          <table:table-cell/>
          <table:table-cell table:style-name="ce15" office:value-type="string" calcext:value-type="string">
            <text:p>Enbridge</text:p>
          </table:table-cell>
          <table:table-cell table:style-name="ce15" office:value-type="string" calcext:value-type="string">
            <text:p>Fortis</text:p>
          </table:table-cell>
          <table:table-cell table:style-name="ce15" office:value-type="string" calcext:value-type="string">
            <text:p>TransAlta</text:p>
          </table:table-cell>
          <table:table-cell table:style-name="ce15" office:value-type="string" calcext:value-type="string">
            <text:p>TC Energy</text:p>
          </table:table-cell>
        </table:table-row>
        <table:table-row table:style-name="ro1">
          <table:table-cell office:value-type="string" calcext:value-type="string">
            <text:p>Profitability Rati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ossProfitMargin</text:p>
          </table:table-cell>
          <table:table-cell office:value-type="string" calcext:value-type="string">
            <text:p>High</text:p>
          </table:table-cell>
          <table:table-cell office:value-type="float" office:value="0.165813345796775" calcext:value-type="float">
            <text:p>0.165813345796775</text:p>
          </table:table-cell>
          <table:table-cell office:value-type="float" office:value="0.261325148179509" calcext:value-type="float">
            <text:p>0.261325148179509</text:p>
          </table:table-cell>
          <table:table-cell office:value-type="float" office:value="0.547225284821757" calcext:value-type="float">
            <text:p>0.547225284821757</text:p>
          </table:table-cell>
          <table:table-cell office:value-type="float" office:value="0.693882124449092" calcext:value-type="float">
            <text:p>0.693882124449092</text:p>
          </table:table-cell>
        </table:table-row>
        <table:table-row table:style-name="ro1">
          <table:table-cell office:value-type="string" calcext:value-type="string">
            <text:p>profitMargin</text:p>
          </table:table-cell>
          <table:table-cell office:value-type="string" calcext:value-type="string">
            <text:p>High</text:p>
          </table:table-cell>
          <table:table-cell office:value-type="float" office:value="0.13413779184636" calcext:value-type="float">
            <text:p>0.13413779184636</text:p>
          </table:table-cell>
          <table:table-cell office:value-type="float" office:value="0.148708721422523" calcext:value-type="float">
            <text:p>0.148708721422523</text:p>
          </table:table-cell>
          <table:table-cell office:value-type="float" office:value="-0.156192576258728" calcext:value-type="float">
            <text:p>-0.156192576258728</text:p>
          </table:table-cell>
          <table:table-cell office:value-type="float" office:value="0.146037200268918" calcext:value-type="float">
            <text:p>0.146037200268918</text:p>
          </table:table-cell>
        </table:table-row>
        <table:table-row table:style-name="ro1">
          <table:table-cell office:value-type="string" calcext:value-type="string">
            <text:p>assetTurnOver</text:p>
          </table:table-cell>
          <table:table-cell office:value-type="string" calcext:value-type="string">
            <text:p>High</text:p>
          </table:table-cell>
          <table:table-cell office:value-type="float" office:value="0.28602418423771" calcext:value-type="float">
            <text:p>0.28602418423771</text:p>
          </table:table-cell>
          <table:table-cell office:value-type="float" office:value="0.167014318543398" calcext:value-type="float">
            <text:p>0.167014318543398</text:p>
          </table:table-cell>
          <table:table-cell office:value-type="float" office:value="0.286828651241238" calcext:value-type="float">
            <text:p>0.286828651241238</text:p>
          </table:table-cell>
          <table:table-cell office:value-type="float" office:value="0.130912682502274" calcext:value-type="float">
            <text:p>0.130912682502274</text:p>
          </table:table-cell>
        </table:table-row>
        <table:table-row table:style-name="ro1">
          <table:table-cell office:value-type="string" calcext:value-type="string">
            <text:p>returnOnAssets</text:p>
          </table:table-cell>
          <table:table-cell office:value-type="string" calcext:value-type="string">
            <text:p>High</text:p>
          </table:table-cell>
          <table:table-cell office:value-type="float" office:value="0.0383666524883028" calcext:value-type="float">
            <text:p>0.0383666524883028</text:p>
          </table:table-cell>
          <table:table-cell office:value-type="float" office:value="0.0248364857698427" calcext:value-type="float">
            <text:p>0.0248364857698427</text:p>
          </table:table-cell>
          <table:table-cell office:value-type="float" office:value="-0.0448005059821852" calcext:value-type="float">
            <text:p>-0.0448005059821852</text:p>
          </table:table-cell>
          <table:table-cell office:value-type="float" office:value="0.0191181216323258" calcext:value-type="float">
            <text:p>0.0191181216323258</text:p>
          </table:table-cell>
        </table:table-row>
        <table:table-row table:style-name="ro1">
          <table:table-cell office:value-type="string" calcext:value-type="string">
            <text:p>returnOnEquity</text:p>
          </table:table-cell>
          <table:table-cell office:value-type="string" calcext:value-type="string">
            <text:p>High</text:p>
          </table:table-cell>
          <table:table-cell office:value-type="float" office:value="0.0988640189147505" calcext:value-type="float">
            <text:p>0.0988640189147505</text:p>
          </table:table-cell>
          <table:table-cell office:value-type="float" office:value="0.0739765696985652" calcext:value-type="float">
            <text:p>0.0739765696985652</text:p>
          </table:table-cell>
          <table:table-cell office:value-type="float" office:value="-0.140985238016255" calcext:value-type="float">
            <text:p>-0.140985238016255</text:p>
          </table:table-cell>
          <table:table-cell office:value-type="float" office:value="0.0588182201095132" calcext:value-type="float">
            <text:p>0.0588182201095132</text:p>
          </table:table-cell>
        </table:table-row>
        <table:table-row table:style-name="ro1">
          <table:table-cell office:value-type="string" calcext:value-type="string">
            <text:p>earningsPerShare</text:p>
          </table:table-cell>
          <table:table-cell office:value-type="string" calcext:value-type="string">
            <text:p>High</text:p>
          </table:table-cell>
          <table:table-cell office:value-type="float" office:value="2.93672763222936" calcext:value-type="float">
            <text:p>2.93672763222936</text:p>
          </table:table-cell>
          <table:table-cell office:value-type="float" office:value="2.82645324347093" calcext:value-type="float">
            <text:p>2.82645324347093</text:p>
          </table:table-cell>
          <table:table-cell office:value-type="float" office:value="-0.159944846604619" calcext:value-type="float">
            <text:p>-0.159944846604619</text:p>
          </table:table-cell>
          <table:table-cell office:value-type="float" office:value="1.87255909558068" calcext:value-type="float">
            <text:p>1.87255909558068</text:p>
          </table:table-cell>
        </table:table-row>
        <table:table-row table:style-name="ro1">
          <table:table-cell office:value-type="string" calcext:value-type="string">
            <text:p>priceEarnings</text:p>
          </table:table-cell>
          <table:table-cell office:value-type="string" calcext:value-type="string">
            <text:p>High</text:p>
          </table:table-cell>
          <table:table-cell office:value-type="float" office:value="20.0665527688941" calcext:value-type="float">
            <text:p>20.0665527688941</text:p>
          </table:table-cell>
          <table:table-cell office:value-type="float" office:value="22.2221967213115" calcext:value-type="float">
            <text:p>22.2221967213115</text:p>
          </table:table-cell>
          <table:table-cell office:value-type="float" office:value="-90.65625" calcext:value-type="float">
            <text:p>-90.65625</text:p>
          </table:table-cell>
          <table:table-cell office:value-type="float" office:value="39.4486882546652" calcext:value-type="float">
            <text:p>39.4486882546652</text:p>
          </table:table-cell>
        </table:table-row>
        <table:table-row table:style-name="ro1">
          <table:table-cell office:value-type="string" calcext:value-type="string">
            <text:p>payOutRatio</text:p>
          </table:table-cell>
          <table:table-cell office:value-type="string" calcext:value-type="string">
            <text:p>High</text:p>
          </table:table-cell>
          <table:table-cell office:value-type="float" office:value="1.07982261640798" calcext:value-type="float">
            <text:p>1.07982261640798</text:p>
          </table:table-cell>
          <table:table-cell office:value-type="float" office:value="0.699644128113879" calcext:value-type="float">
            <text:p>0.699644128113879</text:p>
          </table:table-cell>
          <table:table-cell office:value-type="float" office:value="-0.12" calcext:value-type="float">
            <text:p>-0.12</text:p>
          </table:table-cell>
          <table:table-cell office:value-type="float" office:value="1.74373401534527" calcext:value-type="float">
            <text:p>1.7437340153452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iquidity Rati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rrent Ratio</text:p>
          </table:table-cell>
          <table:table-cell office:value-type="string" calcext:value-type="string">
            <text:p>High</text:p>
          </table:table-cell>
          <table:table-cell office:value-type="float" office:value="0.491469636293818" calcext:value-type="float">
            <text:p>0.491469636293818</text:p>
          </table:table-cell>
          <table:table-cell office:value-type="float" office:value="0.568096626405664" calcext:value-type="float">
            <text:p>0.568096626405664</text:p>
          </table:table-cell>
          <table:table-cell office:value-type="float" office:value="1.13775245986535" calcext:value-type="float">
            <text:p>1.13775245986535</text:p>
          </table:table-cell>
          <table:table-cell office:value-type="float" office:value="0.569204815581627" calcext:value-type="float">
            <text:p>0.569204815581627</text:p>
          </table:table-cell>
        </table:table-row>
        <table:table-row table:style-name="ro1">
          <table:table-cell office:value-type="string" calcext:value-type="string">
            <text:p>Acid-Test</text:p>
          </table:table-cell>
          <table:table-cell office:value-type="string" calcext:value-type="string">
            <text:p>High</text:p>
          </table:table-cell>
          <table:table-cell office:value-type="float" office:value="0.392122442262329" calcext:value-type="float">
            <text:p>0.392122442262329</text:p>
          </table:table-cell>
          <table:table-cell office:value-type="float" office:value="0.341940857975843" calcext:value-type="float">
            <text:p>0.341940857975843</text:p>
          </table:table-cell>
          <table:table-cell office:value-type="float" office:value="0.827550491973071" calcext:value-type="float">
            <text:p>0.827550491973071</text:p>
          </table:table-cell>
          <table:table-cell office:value-type="float" office:value="0.288704853922245" calcext:value-type="float">
            <text:p>0.288704853922245</text:p>
          </table:table-cell>
        </table:table-row>
        <table:table-row table:style-name="ro1">
          <table:table-cell office:value-type="string" calcext:value-type="string">
            <text:p>Receivable Turnover</text:p>
          </table:table-cell>
          <table:table-cell office:value-type="string" calcext:value-type="string">
            <text:p>High</text:p>
          </table:table-cell>
          <table:table-cell office:value-type="float" office:value="7.76749174917492" calcext:value-type="float">
            <text:p>7.76749174917492</text:p>
          </table:table-cell>
          <table:table-cell office:value-type="float" office:value="6.56111111111111" calcext:value-type="float">
            <text:p>6.56111111111111</text:p>
          </table:table-cell>
          <table:table-cell office:value-type="float" office:value="4.41004862236629" calcext:value-type="float">
            <text:p>4.41004862236629</text:p>
          </table:table-cell>
          <table:table-cell office:value-type="float" office:value="5.09592691282832" calcext:value-type="float">
            <text:p>5.09592691282832</text:p>
          </table:table-cell>
        </table:table-row>
        <table:table-row table:style-name="ro1">
          <table:table-cell office:value-type="string" calcext:value-type="string">
            <text:p>Collection Period</text:p>
          </table:table-cell>
          <table:table-cell office:value-type="string" calcext:value-type="string">
            <text:p>Low</text:p>
          </table:table-cell>
          <table:table-cell office:value-type="float" office:value="46.9907161521956" calcext:value-type="float">
            <text:p>46.9907161521956</text:p>
          </table:table-cell>
          <table:table-cell office:value-type="float" office:value="55.6308213378493" calcext:value-type="float">
            <text:p>55.6308213378493</text:p>
          </table:table-cell>
          <table:table-cell office:value-type="float" office:value="82.7655273796398" calcext:value-type="float">
            <text:p>82.7655273796398</text:p>
          </table:table-cell>
          <table:table-cell office:value-type="float" office:value="71.6258310301038" calcext:value-type="float">
            <text:p>71.6258310301038</text:p>
          </table:table-cell>
        </table:table-row>
        <table:table-row table:style-name="ro1">
          <table:table-cell office:value-type="string" calcext:value-type="string">
            <text:p>Inventory Turnover</text:p>
          </table:table-cell>
          <table:table-cell office:value-type="string" calcext:value-type="string">
            <text:p>High</text:p>
          </table:table-cell>
          <table:table-cell office:value-type="float" office:value="24.4953212726138" calcext:value-type="float">
            <text:p>24.4953212726138</text:p>
          </table:table-cell>
          <table:table-cell office:value-type="float" office:value="15.5088888888889" calcext:value-type="float">
            <text:p>15.5088888888889</text:p>
          </table:table-cell>
          <table:table-cell office:value-type="float" office:value="11.9611650485437" calcext:value-type="float">
            <text:p>11.9611650485437</text:p>
          </table:table-cell>
          <table:table-cell office:value-type="float" office:value="6.05764966740577" calcext:value-type="float">
            <text:p>6.05764966740577</text:p>
          </table:table-cell>
        </table:table-row>
        <table:table-row table:style-name="ro1">
          <table:table-cell office:value-type="string" calcext:value-type="string">
            <text:p>Days Sales in Inventory</text:p>
          </table:table-cell>
          <table:table-cell office:value-type="string" calcext:value-type="string">
            <text:p>Low</text:p>
          </table:table-cell>
          <table:table-cell office:value-type="float" office:value="14.9008047674833" calcext:value-type="float">
            <text:p>14.9008047674833</text:p>
          </table:table-cell>
          <table:table-cell office:value-type="float" office:value="23.534890385442" calcext:value-type="float">
            <text:p>23.534890385442</text:p>
          </table:table-cell>
          <table:table-cell office:value-type="float" office:value="30.5154220779221" calcext:value-type="float">
            <text:p>30.5154220779221</text:p>
          </table:table-cell>
          <table:table-cell office:value-type="float" office:value="60.25439238653" calcext:value-type="float">
            <text:p>60.25439238653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Solvency Rati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btToAssets</text:p>
          </table:table-cell>
          <table:table-cell office:value-type="string" calcext:value-type="string">
            <text:p>Low</text:p>
          </table:table-cell>
          <table:table-cell office:value-type="float" office:value="62.47394352852" calcext:value-type="float">
            <text:p>62.47394352852</text:p>
          </table:table-cell>
          <table:table-cell office:value-type="float" office:value="66.5481538007943" calcext:value-type="float">
            <text:p>66.5481538007943</text:p>
          </table:table-cell>
          <table:table-cell office:value-type="float" office:value="71.8946455668762" calcext:value-type="float">
            <text:p>71.8946455668762</text:p>
          </table:table-cell>
          <table:table-cell office:value-type="float" office:value="67.9556314648141" calcext:value-type="float">
            <text:p>67.9556314648141</text:p>
          </table:table-cell>
        </table:table-row>
        <table:table-row table:style-name="ro1">
          <table:table-cell office:value-type="string" calcext:value-type="string">
            <text:p>interetsCoverage</text:p>
          </table:table-cell>
          <table:table-cell office:value-type="string" calcext:value-type="string">
            <text:p>High</text:p>
          </table:table-cell>
          <table:table-cell office:value-type="float" office:value="3.91111111111111" calcext:value-type="float">
            <text:p>3.91111111111111</text:p>
          </table:table-cell>
          <table:table-cell office:value-type="float" office:value="2.63409770687936" calcext:value-type="float">
            <text:p>2.63409770687936</text:p>
          </table:table-cell>
          <table:table-cell office:value-type="float" office:value="-0.551020408163265" calcext:value-type="float">
            <text:p>-0.551020408163265</text:p>
          </table:table-cell>
          <table:table-cell office:value-type="float" office:value="1.95762711864407" calcext:value-type="float">
            <text:p>1.957627118644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4">0000-00-00</text:date>, <text:time style:data-style-name="N2" text:time-value="12:19:38.90303448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6-03T14:35:19.568984119</meta:creation-date>
    <dc:date>2022-06-03T21:30:15.575365593</dc:date>
    <meta:editing-duration>PT3H28M9S</meta:editing-duration>
    <meta:editing-cycles>79</meta:editing-cycles>
    <meta:generator>LibreOffice/7.2.5.2$MacOSX_AARCH64 LibreOffice_project/499f9727c189e6ef3471021d6132d4c694f357e5</meta:generator>
    <meta:document-statistic meta:table-count="3" meta:cell-count="258" meta:object-count="0"/>
  </office:meta>
</office:document-meta>
</file>